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Heading_20_1">
      <style:text-properties officeooo:rsid="000e53ea" officeooo:paragraph-rsid="000e53ea"/>
    </style:style>
    <style:style style:name="P4" style:family="paragraph" style:parent-style-name="Heading_20_1">
      <style:paragraph-properties fo:break-before="page"/>
      <style:text-properties officeooo:rsid="000e5855" officeooo:paragraph-rsid="000e5855"/>
    </style:style>
    <style:style style:name="P5" style:family="paragraph" style:parent-style-name="Heading_20_2">
      <style:text-properties officeooo:rsid="000e53ea" officeooo:paragraph-rsid="000e53ea"/>
    </style:style>
    <style:style style:name="P6" style:family="paragraph" style:parent-style-name="Heading_20_2">
      <style:text-properties officeooo:rsid="000e5855" officeooo:paragraph-rsid="000e5855"/>
    </style:style>
    <style:style style:name="P7" style:family="paragraph" style:parent-style-name="Heading_20_2">
      <style:text-properties officeooo:rsid="000ffad8" officeooo:paragraph-rsid="000ffad8"/>
    </style:style>
    <style:style style:name="P8" style:family="paragraph" style:parent-style-name="Text_20_body">
      <style:text-properties officeooo:rsid="000e53ea" officeooo:paragraph-rsid="000e53ea"/>
    </style:style>
    <style:style style:name="P9" style:family="paragraph" style:parent-style-name="Text_20_body">
      <style:text-properties officeooo:rsid="000e53ea" officeooo:paragraph-rsid="000e5855"/>
    </style:style>
    <style:style style:name="P10" style:family="paragraph" style:parent-style-name="Text_20_body">
      <style:text-properties officeooo:rsid="000e5855" officeooo:paragraph-rsid="000e5855"/>
    </style:style>
    <style:style style:name="P11" style:family="paragraph" style:parent-style-name="Text_20_body" style:list-style-name="L1">
      <style:text-properties officeooo:rsid="000e5855" officeooo:paragraph-rsid="000e5855"/>
    </style:style>
    <style:style style:name="P12" style:family="paragraph" style:parent-style-name="Text_20_body">
      <style:text-properties officeooo:rsid="000ffad8" officeooo:paragraph-rsid="000ffad8"/>
    </style:style>
    <style:style style:name="P13" style:family="paragraph" style:parent-style-name="Title">
      <style:text-properties officeooo:rsid="000e53ea" officeooo:paragraph-rsid="000e53ea"/>
    </style:style>
    <style:style style:name="T1" style:family="text">
      <style:text-properties officeooo:rsid="000e53ea"/>
    </style:style>
    <style:style style:name="T2" style:family="text">
      <style:text-properties officeooo:rsid="000e585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Festive</text:p>
      <text:p text:style-name="P8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1"><text:a xlink:type="simple" xlink:href="#__RefHeading___Toc6_2371587255" text:style-name="Index_20_Link" text:visited-style-name="Index_20_Link">1. Apresentação<text:tab/>1</text:a></text:p>
          <text:p text:style-name="P1"><text:a xlink:type="simple" xlink:href="#__RefHeading___Toc8_2371587255" text:style-name="Index_20_Link" text:visited-style-name="Index_20_Link">2. Objetivo<text:tab/>1</text:a></text:p>
          <text:p text:style-name="P1"><text:a xlink:type="simple" xlink:href="#__RefHeading___Toc10_2371587255" text:style-name="Index_20_Link" text:visited-style-name="Index_20_Link">3. Requisitos Funcionais<text:tab/>1</text:a></text:p>
          <text:p text:style-name="P2"><text:a xlink:type="simple" xlink:href="#__RefHeading___Toc12_2371587255" text:style-name="Index_20_Link" text:visited-style-name="Index_20_Link">3.1. Criar evento<text:tab/>1</text:a></text:p>
          <text:p text:style-name="P2"><text:a xlink:type="simple" xlink:href="#__RefHeading___Toc14_2371587255" text:style-name="Index_20_Link" text:visited-style-name="Index_20_Link">3.2. Deletar evento<text:tab/>2</text:a></text:p>
          <text:p text:style-name="P2"><text:a xlink:type="simple" xlink:href="#__RefHeading___Toc16_2371587255" text:style-name="Index_20_Link" text:visited-style-name="Index_20_Link">3.3. Listar eventos<text:tab/>2</text:a></text:p>
          <text:p text:style-name="P2"><text:a xlink:type="simple" xlink:href="#__RefHeading___Toc18_2371587255" text:style-name="Index_20_Link" text:visited-style-name="Index_20_Link">3.4. Editar evento<text:tab/>2</text:a></text:p>
          <text:p text:style-name="P2"><text:a xlink:type="simple" xlink:href="#__RefHeading___Toc20_2371587255" text:style-name="Index_20_Link" text:visited-style-name="Index_20_Link">3.5. Criar usuário<text:tab/>2</text:a></text:p>
          <text:p text:style-name="P2"><text:a xlink:type="simple" xlink:href="#__RefHeading___Toc22_2371587255" text:style-name="Index_20_Link" text:visited-style-name="Index_20_Link">3.6. Editar usuário<text:tab/>2</text:a></text:p>
          <text:p text:style-name="P2"><text:a xlink:type="simple" xlink:href="#__RefHeading___Toc24_2371587255" text:style-name="Index_20_Link" text:visited-style-name="Index_20_Link">3.7. Deletar usuário<text:tab/>2</text:a></text:p>
          <text:p text:style-name="P2"><text:a xlink:type="simple" xlink:href="#__RefHeading___Toc26_2371587255" text:style-name="Index_20_Link" text:visited-style-name="Index_20_Link">3.8. Visualizar detalhes do evento<text:tab/>3</text:a></text:p>
          <text:p text:style-name="P2"><text:a xlink:type="simple" xlink:href="#__RefHeading___Toc28_2371587255" text:style-name="Index_20_Link" text:visited-style-name="Index_20_Link">3.9. Adicionar evento a lista de interesses<text:tab/>3</text:a></text:p>
          <text:p text:style-name="P2"><text:a xlink:type="simple" xlink:href="#__RefHeading___Toc30_2371587255" text:style-name="Index_20_Link" text:visited-style-name="Index_20_Link">3.10. Listar eventos de interesse<text:tab/>3</text:a></text:p>
          <text:p text:style-name="P2"><text:a xlink:type="simple" xlink:href="#__RefHeading___Toc32_2371587255" text:style-name="Index_20_Link" text:visited-style-name="Index_20_Link">3.11. Deletar evento da lista de interesse<text:tab/>3</text:a></text:p>
          <text:p text:style-name="P1"><text:a xlink:type="simple" xlink:href="#__RefHeading___Toc34_2371587255" text:style-name="Index_20_Link" text:visited-style-name="Index_20_Link">4. Requisitos não funcionais<text:tab/>4</text:a></text:p>
          <text:p text:style-name="P2"><text:a xlink:type="simple" xlink:href="#__RefHeading___Toc36_2371587255" text:style-name="Index_20_Link" text:visited-style-name="Index_20_Link">4.1. Tecnologias<text:tab/>4</text:a></text:p>
          <text:p text:style-name="P2"><text:a xlink:type="simple" xlink:href="#__RefHeading___Toc38_2371587255" text:style-name="Index_20_Link" text:visited-style-name="Index_20_Link">4.2. Autenticação<text:tab/>4</text:a></text:p>
        </text:index-body>
      </text:table-of-content>
      <text:p text:style-name="P8"/>
      <text:h text:style-name="P3" text:outline-level="1"><text:bookmark-start text:name="__RefHeading___Toc6_2371587255"/>Apresentação<text:bookmark-end text:name="__RefHeading___Toc6_2371587255"/></text:h>
      <text:p text:style-name="P8">O Festive é uma aplicação web, cujo objetivo é facilitar a localização de eventos próximos. Além disso, os usuários também serão capazes de divulgarem seus eventos. Os eventos serão shows, seja de música, stand-up, teatro e semelhantes.</text:p>
      <text:p text:style-name="P8"/>
      <text:h text:style-name="P3" text:outline-level="1"><text:bookmark-start text:name="__RefHeading___Toc8_2371587255"/>Objetivo<text:bookmark-end text:name="__RefHeading___Toc8_2371587255"/></text:h>
      <text:p text:style-name="P8">O objetivo principal do Festive é a divulgação de eventos. O mesmo deve atender seus usuários no que se diz respeito a facilidade em localizar eventos. A partir do momento em que isso estiver ocorrendo com sucesso significa que o objetivo foi atingido.</text:p>
      <text:p text:style-name="P8"/>
      <text:h text:style-name="P3" text:outline-level="1"><text:bookmark-start text:name="__RefHeading___Toc10_2371587255"/>Requisitos Funcionais<text:bookmark-end text:name="__RefHeading___Toc10_2371587255"/></text:h>
      <text:h text:style-name="P5" text:outline-level="2"><text:bookmark-start text:name="__RefHeading___Toc12_2371587255"/>Criar evento<text:bookmark-end text:name="__RefHeading___Toc12_2371587255"/></text:h>
      <text:p text:style-name="P8">O usuário interessado em divulgar seu evento deverá se autenticar. Após a autenticação o mesmo deverá ter acesso à sessão de eventos. O evento deve conter no mínimo um nome, descrição, data, localização e foto.</text:p>
      <text:p text:style-name="P8"><text:soft-page-break/>Prioridade: Mandatório</text:p>
      <text:h text:style-name="P5" text:outline-level="2"><text:bookmark-start text:name="__RefHeading___Toc14_2371587255"/>Deletar evento<text:bookmark-end text:name="__RefHeading___Toc14_2371587255"/></text:h>
      <text:p text:style-name="P8">O usuário interessado em excluir seu evento deverá se autenticar. Após a autenticação o mesmo deverá ter acesso à sessão de eventos. Dentro dessa sessão, ao lado do evento deverá conter um botão de deletar.</text:p>
      <text:p text:style-name="P8">Prioridade: Mandatório</text:p>
      <text:h text:style-name="P5" text:outline-level="2"><text:bookmark-start text:name="__RefHeading___Toc16_2371587255"/>Listar eventos<text:bookmark-end text:name="__RefHeading___Toc16_2371587255"/></text:h>
      <text:p text:style-name="P8">O usuário interessado em listar seus eventos deverá se autenticar. Após a autenticação o mesmo deverá ter acesso à sessão de eventos. Dentro dessa sessão, os eventos deverão ser listados.</text:p>
      <text:p text:style-name="P8">Prioridade: Mandatório</text:p>
      <text:h text:style-name="P5" text:outline-level="2"><text:bookmark-start text:name="__RefHeading___Toc18_2371587255"/>Editar evento<text:bookmark-end text:name="__RefHeading___Toc18_2371587255"/></text:h>
      <text:p text:style-name="P8">O usuário interessado em editar seus eventos deverá se autenticar. Após a autenticação o mesmo deverá ter acesso à sessão de eventos. Dentro dessa sessão, ao lado do evento deverá conter um botão de editar.<text:line-break/>Prioridade: Mandatório</text:p>
      <text:h text:style-name="P5" text:outline-level="2"><text:bookmark-start text:name="__RefHeading___Toc20_2371587255"/>Criar usuário<text:bookmark-end text:name="__RefHeading___Toc20_2371587255"/></text:h>
      <text:p text:style-name="P8">O usuário deverá ter uma sessão para criar uma conta. Para se criar uma conta, o usuário deverá inserir no mínimo um e-mail, senha, nome e idade.</text:p>
      <text:p text:style-name="P8">Prioridade: Não mandatório</text:p>
      <text:p text:style-name="P8"/>
      <text:h text:style-name="P6" text:outline-level="2"><text:bookmark-start text:name="__RefHeading___Toc22_2371587255"/>Editar usuário<text:bookmark-end text:name="__RefHeading___Toc22_2371587255"/></text:h>
      <text:p text:style-name="P10">O usuário deverá ter uma sessão para editar sua conta. Todas as informações poderão ser editadas.</text:p>
      <text:p text:style-name="P9">Prioridade: Não mandatório</text:p>
      <text:p text:style-name="P9"/>
      <text:h text:style-name="P6" text:outline-level="2"><text:bookmark-start text:name="__RefHeading___Toc24_2371587255"/>Deletar usuário<text:bookmark-end text:name="__RefHeading___Toc24_2371587255"/></text:h>
      <text:p text:style-name="P10">O usuário deverá ter uma sessão para deletar sua conta. Ao deletar sua conta, todos seus eventos criados serão excluídos da plataforma.</text:p>
      <text:p text:style-name="P9">Prioridade: Não mandatório</text:p>
      <text:p text:style-name="P9"/>
      <text:h text:style-name="P6" text:outline-level="2"><text:bookmark-start text:name="__RefHeading___Toc26_2371587255"/><text:soft-page-break/>Visualizar detalhes do evento<text:bookmark-end text:name="__RefHeading___Toc26_2371587255"/></text:h>
      <text:p text:style-name="P10">O usuário, ao navegar pelos eventos, deverá conseguir visualizar brevemente os detalhes através do card. Ao clicar no evento, mais informações relacionadas ao evento deverão serem exibidas.</text:p>
      <text:p text:style-name="P9">Prioridade: <text:span text:style-name="T2">M</text:span>andatório</text:p>
      <text:p text:style-name="P10"/>
      <text:h text:style-name="P6" text:outline-level="2"><text:bookmark-start text:name="__RefHeading___Toc28_2371587255"/>Adicionar evento a lista de interesses<text:bookmark-end text:name="__RefHeading___Toc28_2371587255"/></text:h>
      <text:p text:style-name="P10">O usuário, ao identificar algum evento de seu interesse deverá ter a opção de marcá-lo, adicionando a sua lista de interesses.</text:p>
      <text:p text:style-name="P9">Prioridade: <text:span text:style-name="T2">M</text:span>andatório</text:p>
      <text:p text:style-name="P9"/>
      <text:h text:style-name="P6" text:outline-level="2"><text:bookmark-start text:name="__RefHeading___Toc30_2371587255"/>Listar eventos de interesse<text:bookmark-end text:name="__RefHeading___Toc30_2371587255"/></text:h>
      <text:p text:style-name="P10">O usuário devera ter uma sessão que contém todos os eventos que foram marcados pelo mesmo.</text:p>
      <text:p text:style-name="P9">Prioridade: <text:span text:style-name="T2">M</text:span>andatório</text:p>
      <text:h text:style-name="P6" text:outline-level="2"><text:bookmark-start text:name="__RefHeading___Toc32_2371587255"/>Deletar evento da lista de interesse<text:bookmark-end text:name="__RefHeading___Toc32_2371587255"/></text:h>
      <text:p text:style-name="P10">O usuário deverá ter a opção de remover eventos de sua lista de interesse.<text:line-break/><text:span text:style-name="T1">Prioridade: </text:span>M<text:span text:style-name="T1">andatório</text:span></text:p>
      <text:p text:style-name="P10"/>
      <text:p text:style-name="P10"/>
      <text:h text:style-name="P4" text:outline-level="1"><text:bookmark-start text:name="__RefHeading___Toc34_2371587255"/>Requisitos não funcionais<text:bookmark-end text:name="__RefHeading___Toc34_2371587255"/></text:h>
      <text:h text:style-name="P6" text:outline-level="2"><text:bookmark-start text:name="__RefHeading___Toc36_2371587255"/>Tecnologias<text:bookmark-end text:name="__RefHeading___Toc36_2371587255"/></text:h>
      <text:list text:style-name="L1">
        <text:list-item>
          <text:p text:style-name="P11">Back-end</text:p>
          <text:list>
            <text:list-item>
              <text:p text:style-name="P11">Java, spring, thymeleaf.</text:p>
            </text:list-item>
          </text:list>
        </text:list-item>
        <text:list-item>
          <text:p text:style-name="P11">Front-end</text:p>
          <text:list>
            <text:list-item>
              <text:p text:style-name="P11">Html, Css, Javascript e jQuery.</text:p>
            </text:list-item>
          </text:list>
        </text:list-item>
        <text:list-item>
          <text:p text:style-name="P11">Banco de dados</text:p>
          <text:list>
            <text:list-item>
              <text:p text:style-name="P11">PostgreSql.</text:p>
            </text:list-item>
          </text:list>
        </text:list-item>
      </text:list>
      <text:p text:style-name="P10"/>
      <text:h text:style-name="P7" text:outline-level="2"><text:bookmark-start text:name="__RefHeading___Toc38_2371587255"/>Autenticação<text:bookmark-end text:name="__RefHeading___Toc38_2371587255"/></text:h>
      <text:p text:style-name="P12">A autenticação deverá ser feita com JW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2T19:12:25.155000000</meta:creation-date>
    <dc:date>2024-12-12T19:39:07.548000000</dc:date>
    <meta:editing-duration>PT26M41S</meta:editing-duration>
    <meta:editing-cycles>5</meta:editing-cycles>
    <meta:generator>LibreOffice/7.6.4.1$Windows_X86_64 LibreOffice_project/e19e193f88cd6c0525a17fb7a176ed8e6a3e2aa1</meta:generator>
    <meta:document-statistic meta:table-count="0" meta:image-count="0" meta:object-count="0" meta:page-count="4" meta:paragraph-count="65" meta:word-count="549" meta:character-count="3369" meta:non-whitespace-character-count="2908"/>
  </office:meta>
</office:document-meta>
</file>